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5.399cm"/>
    </style:style>
    <style:style style:name="co4" style:family="table-column">
      <style:table-column-properties fo:break-before="auto" style:column-width="5.944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6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ynthetic_7_T3_D4_C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#&lt;#tasks&gt;</text:p>
          </table:table-cell>
          <table:table-cell office:value-type="string" calcext:value-type="string">
            <text:p>&lt;#config&gt;</text:p>
          </table:table-cell>
          <table:table-cell office:value-type="string" calcext:value-type="string">
            <text:p>&lt;#data&gt;</text:p>
          </table:table-cell>
          <table:table-cell office:value-type="string" calcext:value-type="string">
            <text:p>&lt;#vms&gt;</text:p>
          </table:table-cell>
          <table:table-cell office:value-type="string" calcext:value-type="string">
            <text:p>&lt;#buckets&gt;</text:p>
          </table:table-cell>
          <table:table-cell office:value-type="string" calcext:value-type="string">
            <text:p>&lt;#bucket_ranges&gt;</text:p>
          </table:table-cell>
          <table:table-cell office:value-type="string" calcext:value-type="string">
            <text:p>&lt;max_running_time&gt;</text:p>
          </table:table-cell>
          <table:table-cell office:value-type="string" calcext:value-type="string">
            <text:p>&lt;max_financial_cost&gt;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#&lt;task_id&gt;</text:p>
          </table:table-cell>
          <table:table-cell office:value-type="string" calcext:value-type="string">
            <text:p>&lt;activity_id&gt;</text:p>
          </table:table-cell>
          <table:table-cell office:value-type="string" calcext:value-type="string">
            <text:p>&lt;task_type__0-VM__1-VM_FX&gt;</text:p>
          </table:table-cell>
          <table:table-cell office:value-type="string" calcext:value-type="string">
            <text:p>&lt;vm_cpu_time&gt;</text:p>
          </table:table-cell>
          <table:table-cell office:value-type="string" calcext:value-type="string">
            <text:p>&lt;n_input&gt;</text:p>
          </table:table-cell>
          <table:table-cell office:value-type="string" calcext:value-type="string">
            <text:p>[&lt;id_input&gt;...]</text:p>
          </table:table-cell>
          <table:table-cell office:value-type="string" calcext:value-type="string">
            <text:p>&lt;n_output&gt;</text:p>
          </table:table-cell>
          <table:table-cell office:value-type="string" calcext:value-type="string">
            <text:p>[&lt;id_output&gt;...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d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d1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d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d2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d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d3]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#&lt;data_id&gt;</text:p>
          </table:table-cell>
          <table:table-cell office:value-type="string" calcext:value-type="string">
            <text:p>&lt;data_size_bytes&gt;</text:p>
          </table:table-cell>
          <table:table-cell office:value-type="string" calcext:value-type="string">
            <text:p>&lt;read_time_avg&gt;</text:p>
          </table:table-cell>
          <table:table-cell office:value-type="string" calcext:value-type="string">
            <text:p>&lt;write_time_avg&gt;</text:p>
          </table:table-cell>
          <table:table-cell office:value-type="string" calcext:value-type="string">
            <text:p>&lt;is_static&gt;</text:p>
          </table:table-cell>
          <table:table-cell office:value-type="string" calcext:value-type="string">
            <text:p>&lt;n_source_devices&gt;</text:p>
          </table:table-cell>
          <table:table-cell office:value-type="string" calcext:value-type="string">
            <text:p>[&lt;device_id&gt;...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#&lt;vm_id&gt;</text:p>
          </table:table-cell>
          <table:table-cell office:value-type="string" calcext:value-type="string">
            <text:p>&lt;cpu_slowdown&gt;</text:p>
          </table:table-cell>
          <table:table-cell office:value-type="string" calcext:value-type="string">
            <text:p>&lt;cost_per_second&gt;</text:p>
          </table:table-cell>
          <table:table-cell office:value-type="string" calcext:value-type="string">
            <text:p>&lt;storage_bytes&gt;</text:p>
          </table:table-cell>
          <table:table-cell office:value-type="string" calcext:value-type="string">
            <text:p>&lt;bandwidth_mbps&gt;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00005167" calcext:value-type="float">
            <text:p>0,000005167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1250" calcext:value-type="float">
            <text:p>125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,25</text:p>
          </table:table-cell>
          <table:table-cell office:value-type="float" office:value="0.000082672" calcext:value-type="float">
            <text:p>0,000082672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5000" calcext:value-type="float">
            <text:p>5000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#&lt;task_id&gt;</text:p>
          </table:table-cell>
          <table:table-cell office:value-type="string" calcext:value-type="string">
            <text:p>&lt;activity_id&gt;</text:p>
          </table:table-cell>
          <table:table-cell office:value-type="string" calcext:value-type="string">
            <text:p>&lt;conf_id&gt;</text:p>
          </table:table-cell>
          <table:table-cell office:value-type="string" calcext:value-type="string">
            <text:p>&lt;task_cost&gt;</text:p>
          </table:table-cell>
          <table:table-cell office:value-type="string" calcext:value-type="string">
            <text:p>&lt;task_time_duration&gt;</text:p>
          </table:table-cell>
          <table:table-cell office:value-type="string" calcext:value-type="string">
            <text:p>&lt;task_time_init&gt;</text:p>
          </table:table-cell>
          <table:table-cell office:value-type="string" calcext:value-type="string">
            <text:p>&lt;task_time_cpu&gt;</text:p>
          </table:table-cell>
          <table:table-cell office:value-type="string" calcext:value-type="string">
            <text:p>&lt;task_time_read&gt;</text:p>
          </table:table-cell>
          <table:table-cell office:value-type="string" calcext:value-type="string">
            <text:p>&lt;task_time_write&gt;</text:p>
          </table:table-cell>
          <table:table-cell office:value-type="string" calcext:value-type="string">
            <text:p>&lt;task_count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465911" calcext:value-type="float">
            <text:p>0,0000465911</text:p>
          </table:table-cell>
          <table:table-cell office:value-type="float" office:value="8.8512" calcext:value-type="float">
            <text:p>8,8512</text:p>
          </table:table-cell>
          <table:table-cell office:value-type="float" office:value="0" calcext:value-type="float">
            <text:p>0</text:p>
          </table:table-cell>
          <table:table-cell office:value-type="float" office:value="3.8512" calcext:value-type="float">
            <text:p>3,8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612658" calcext:value-type="float">
            <text:p>0,0000612658</text:p>
          </table:table-cell>
          <table:table-cell office:value-type="float" office:value="9.5179" calcext:value-type="float">
            <text:p>9,5179</text:p>
          </table:table-cell>
          <table:table-cell office:value-type="float" office:value="0" calcext:value-type="float">
            <text:p>0</text:p>
          </table:table-cell>
          <table:table-cell office:value-type="float" office:value="6.5179" calcext:value-type="float">
            <text:p>6,51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146826" calcext:value-type="float">
            <text:p>0,0000146826</text:p>
          </table:table-cell>
          <table:table-cell office:value-type="float" office:value="5.2825" calcext:value-type="float">
            <text:p>5,2825</text:p>
          </table:table-cell>
          <table:table-cell office:value-type="float" office:value="0" calcext:value-type="float">
            <text:p>0</text:p>
          </table:table-cell>
          <table:table-cell office:value-type="float" office:value="1.2825" calcext:value-type="float">
            <text:p>1,28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#&lt;bucket_range_id&gt;</text:p>
          </table:table-cell>
          <table:table-cell office:value-type="string" calcext:value-type="string">
            <text:p>&lt;size1_bytes&gt;</text:p>
          </table:table-cell>
          <table:table-cell office:value-type="string" calcext:value-type="string">
            <text:p>&lt;size2_bytes&gt;</text:p>
          </table:table-cell>
          <table:table-cell office:value-type="string" calcext:value-type="string">
            <text:p>&lt;cost_per_byte&gt;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975581388800" calcext:value-type="float">
            <text:p>54975581388800</text:p>
          </table:table-cell>
          <table:table-cell office:value-type="float" office:value="0.00000000003771856427" calcext:value-type="float">
            <text:p>3,77185642719269E-1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975581388800" calcext:value-type="float">
            <text:p>54975581388800</text:p>
          </table:table-cell>
          <table:table-cell office:value-type="float" office:value="494780232499200" calcext:value-type="float">
            <text:p>494780232499200</text:p>
          </table:table-cell>
          <table:table-cell office:value-type="float" office:value="0.00000000003632158041" calcext:value-type="float">
            <text:p>3,63215804100037E-1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4780232499200" calcext:value-type="float">
            <text:p>494780232499200</text:p>
          </table:table-cell>
          <table:table-cell office:value-type="float" office:value="1.07374182399999E+023" calcext:value-type="float">
            <text:p>1,07374182399999E+023</text:p>
          </table:table-cell>
          <table:table-cell office:value-type="float" office:value="0.00000000003445893526" calcext:value-type="float">
            <text:p>3,44589352607727E-11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style-name="ce2" office:value-type="string" calcext:value-type="string">
            <text:p>FX</text:p>
          </table:table-cell>
          <table:table-cell table:style-name="ce2" office:value-type="string" calcext:value-type="string">
            <text:p>CONFIG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s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0</text:p>
          </table:table-cell>
          <table:table-cell office:value-type="float" office:value="1" calcext:value-type="float">
            <text:p>1</text:p>
          </table:table-cell>
          <table:table-cell table:style-name="ce4" table:formula="of:=[.E22]" office:value-type="float" office:value="15" calcext:value-type="float">
            <text:p>15,00</text:p>
          </table:table-cell>
          <table:table-cell table:style-name="ce6" table:formula="of:=[.D22]" office:value-type="float" office:value="0.00004" calcext:value-type="float">
            <text:p>0,00004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table:style-name="ce4" table:formula="of:=[.E20]" office:value-type="float" office:value="12" calcext:value-type="float">
            <text:p>12,00</text:p>
          </table:table-cell>
          <table:table-cell table:style-name="ce6" table:formula="of:=[.D20]" office:value-type="float" office:value="0.00002" calcext:value-type="float">
            <text:p>0,00002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2</text:p>
          </table:table-cell>
          <table:table-cell office:value-type="float" office:value="1" calcext:value-type="float">
            <text:p>1</text:p>
          </table:table-cell>
          <table:table-cell table:style-name="ce4" table:formula="of:=[.E24]" office:value-type="float" office:value="6" calcext:value-type="float">
            <text:p>6,00</text:p>
          </table:table-cell>
          <table:table-cell table:style-name="ce6" table:formula="of:=[.D24]" office:value-type="float" office:value="0.00001" calcext:value-type="float">
            <text:p>0,0000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0</text:p>
          </table:table-cell>
          <table:table-cell office:value-type="float" office:value="2" calcext:value-type="float">
            <text:p>2</text:p>
          </table:table-cell>
          <table:table-cell table:style-name="ce4" table:formula="of:=[.E23]" office:value-type="float" office:value="9.5179" calcext:value-type="float">
            <text:p>9,52</text:p>
          </table:table-cell>
          <table:table-cell table:style-name="ce6" table:formula="of:=[.D23]" office:value-type="float" office:value="0.0000612658" calcext:value-type="float">
            <text:p>0,00006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1</text:p>
          </table:table-cell>
          <table:table-cell office:value-type="float" office:value="2" calcext:value-type="float">
            <text:p>2</text:p>
          </table:table-cell>
          <table:table-cell table:style-name="ce4" table:formula="of:=[.E21]" office:value-type="float" office:value="8.8512" calcext:value-type="float">
            <text:p>8,85</text:p>
          </table:table-cell>
          <table:table-cell table:style-name="ce6" table:formula="of:=[.D21]" office:value-type="float" office:value="0.0000465911" calcext:value-type="float">
            <text:p>0,00004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2</text:p>
          </table:table-cell>
          <table:table-cell office:value-type="float" office:value="2" calcext:value-type="float">
            <text:p>2</text:p>
          </table:table-cell>
          <table:table-cell table:style-name="ce4" table:formula="of:=[.E25]" office:value-type="float" office:value="5.2825" calcext:value-type="float">
            <text:p>5,28</text:p>
          </table:table-cell>
          <table:table-cell table:style-name="ce6" table:formula="of:=[.D25]" office:value-type="float" office:value="0.0000146826" calcext:value-type="float">
            <text:p>0,000014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C34:.C36])" office:value-type="float" office:value="33" calcext:value-type="float">
            <text:p>33,00</text:p>
          </table:table-cell>
          <table:table-cell table:style-name="ce7" table:formula="of:=SUM([.D34:.D36])" office:value-type="float" office:value="0.00007" calcext:value-type="float">
            <text:p>0,00007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SUM([.C37:.C39])" office:value-type="float" office:value="23.6516" calcext:value-type="float">
            <text:p>23,65</text:p>
          </table:table-cell>
          <table:table-cell table:style-name="ce7" table:formula="of:=SUM([.D37:.D39])" office:value-type="float" office:value="0.0001225395" calcext:value-type="float">
            <text:p>0,0001225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 table:style-name="ce2" office:value-type="string" calcext:value-type="string">
            <text:p>VM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1" calcext:value-type="float">
            <text:p>1</text:p>
          </table:table-cell>
          <table:table-cell table:style-name="ce4" table:formula="of:=([.B16]*[.D6])+[.C11]+[.D12]" office:value-type="float" office:value="7" calcext:value-type="float">
            <text:p>7,00</text:p>
          </table:table-cell>
          <table:table-cell table:style-name="ce6" table:formula="of:=[.C44]*[.$C$16]" office:value-type="float" office:value="0.000036169" calcext:value-type="float">
            <text:p>0,0000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table:style-name="ce4" table:formula="of:=([.B16]*[.D5])+[.C10]+[.D11]" office:value-type="float" office:value="8" calcext:value-type="float">
            <text:p>8,00</text:p>
          </table:table-cell>
          <table:table-cell table:style-name="ce6" table:formula="of:=[.C45]*[.$C$16]" office:value-type="float" office:value="0.000041336" calcext:value-type="float">
            <text:p>0,0000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" calcext:value-type="float">
            <text:p>1</text:p>
          </table:table-cell>
          <table:table-cell table:style-name="ce4" table:formula="of:=([.B16]*[.D7])+[.C11]+[.D13]" office:value-type="float" office:value="5" calcext:value-type="float">
            <text:p>5,00</text:p>
          </table:table-cell>
          <table:table-cell table:style-name="ce6" table:formula="of:=[.C46]*[.$C$16]" office:value-type="float" office:value="0.000025835" calcext:value-type="float">
            <text:p>0,0000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3" calcext:value-type="float">
            <text:p>3</text:p>
          </table:table-cell>
          <table:table-cell table:style-name="ce4" table:formula="of:=([.B17]*[.D6])+[.C11]+[.D12]" office:value-type="float" office:value="4" calcext:value-type="float">
            <text:p>4,00</text:p>
          </table:table-cell>
          <table:table-cell table:style-name="ce6" table:formula="of:=[.C47]*[.$C$17]" office:value-type="float" office:value="0.000330688" calcext:value-type="float">
            <text:p>0,0003307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table:style-name="ce4" table:formula="of:=([.B17]*[.D5])+[.C10]+[.D11]" office:value-type="float" office:value="5.75" calcext:value-type="float">
            <text:p>5,75</text:p>
          </table:table-cell>
          <table:table-cell table:style-name="ce6" table:formula="of:=[.C48]*[.$C$17]" office:value-type="float" office:value="0.000475364" calcext:value-type="float">
            <text:p>0,00047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3" calcext:value-type="float">
            <text:p>3</text:p>
          </table:table-cell>
          <table:table-cell table:style-name="ce4" table:formula="of:=([.B17]*[.D7])+[.C11]+[.D13]" office:value-type="float" office:value="4.25" calcext:value-type="float">
            <text:p>4,25</text:p>
          </table:table-cell>
          <table:table-cell table:style-name="ce6" table:formula="of:=[.C49]*[.$C$17]" office:value-type="float" office:value="0.000351356" calcext:value-type="float">
            <text:p>0,00035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C44:.C46])" office:value-type="float" office:value="20" calcext:value-type="float">
            <text:p>20,00</text:p>
          </table:table-cell>
          <table:table-cell table:style-name="ce7" table:formula="of:=SUM([.D44:.D46])" office:value-type="float" office:value="0.00010334" calcext:value-type="float">
            <text:p>0,00010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SUM([.C47:.C49])" office:value-type="float" office:value="14" calcext:value-type="float">
            <text:p>14,00</text:p>
          </table:table-cell>
          <table:table-cell table:style-name="ce7" table:formula="of:=SUM([.D47:.D49])" office:value-type="float" office:value="0.001157408" calcext:value-type="float">
            <text:p>0,0011574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7" number:min-decimal-places="7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0-16T13:30:12.255622853</dc:date>
    <meta:editing-duration>PT49M11S</meta:editing-duration>
    <meta:editing-cycles>3</meta:editing-cycles>
    <meta:document-statistic meta:table-count="1" meta:cell-count="256" meta:object-count="0"/>
  </office:meta>
</office:document-meta>
</file>